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77cm" table:align="left"/>
    </style:style>
    <style:style style:name="Tabla1.A" style:family="table-column">
      <style:table-column-properties style:column-width="1.96cm"/>
    </style:style>
    <style:style style:name="Tabla1.B" style:family="table-column">
      <style:table-column-properties style:column-width="5.403cm"/>
    </style:style>
    <style:style style:name="Tabla1.C" style:family="table-column">
      <style:table-column-properties style:column-width="1.856cm"/>
    </style:style>
    <style:style style:name="Tabla1.D" style:family="table-column">
      <style:table-column-properties style:column-width="2.75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Table_20_Heading">
      <style:paragraph-properties fo:margin-top="0cm" fo:margin-bottom="0cm"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margin-top="0cm" fo:margin-bottom="0.212cm" fo:text-align="start" style:justify-single-word="false"/>
      <style:text-properties fo:color="#000000"/>
    </style:style>
    <style:style style:name="P5" style:family="paragraph" style:parent-style-name="Table_20_Contents">
      <style:paragraph-properties fo:margin-top="0cm" fo:margin-bottom="0cm" fo:text-align="start" style:justify-single-word="false"/>
    </style:style>
    <style:style style:name="P6" style:family="paragraph" style:parent-style-name="Table_20_Contents">
      <style:paragraph-properties fo:margin-top="0cm" fo:margin-bottom="0cm" fo:text-align="start" style:justify-single-word="false"/>
      <style:text-properties fo:color="#000000"/>
    </style:style>
    <style:style style:name="P7" style:family="paragraph" style:parent-style-name="Heading_20_1">
      <style:text-properties fo:color="#000000"/>
    </style:style>
    <style:style style:name="P8" style:family="paragraph" style:parent-style-name="Heading_20_1">
      <style:paragraph-properties fo:margin-left="0cm" fo:margin-right="0cm" fo:line-height="125%" fo:text-indent="0cm" style:auto-text-indent="false"/>
      <style:text-properties fo:color="#000000"/>
    </style:style>
    <style:style style:name="P9" style:family="paragraph" style:parent-style-name="Heading_20_1">
      <style:paragraph-properties fo:margin-left="0cm" fo:margin-right="0cm" fo:margin-top="0cm" fo:margin-bottom="0cm" fo:line-height="125%" fo:text-indent="0cm" style:auto-text-indent="false"/>
      <style:text-properties fo:color="#000000"/>
    </style:style>
    <style:style style:name="P10" style:family="paragraph" style:parent-style-name="Heading_20_1">
      <style:paragraph-properties fo:margin-left="0cm" fo:margin-right="0cm" fo:line-height="125%" fo:text-indent="0cm" style:auto-text-indent="false" fo:padding="0cm" fo:border="none"/>
      <style:text-properties fo:color="#000000"/>
    </style:style>
    <style:style style:name="P11" style:family="paragraph" style:parent-style-name="Text_20_body">
      <style:paragraph-properties fo:margin-top="0cm" fo:margin-bottom="0cm" fo:line-height="125%"/>
    </style:style>
    <style:style style:name="P12" style:family="paragraph" style:parent-style-name="Text_20_body">
      <style:paragraph-properties fo:margin-top="0cm" fo:margin-bottom="0cm" fo:line-height="125%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fo:line-height="125%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fo:line-height="125%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fo:line-height="125%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fo:line-height="125%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fo:line-height="125%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fo:line-height="125%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cm" fo:margin-bottom="0cm" fo:line-height="125%" fo:text-indent="0cm" style:auto-text-indent="false" fo:padding="0cm" fo:border="none"/>
    </style:style>
    <style:style style:name="P20" style:family="paragraph" style:parent-style-name="Text_20_body" style:list-style-name="L8">
      <style:paragraph-properties fo:margin-left="0cm" fo:margin-right="0cm" fo:margin-top="0cm" fo:margin-bottom="0cm" fo:line-height="125%" fo:text-indent="0cm" style:auto-text-indent="false" fo:padding="0cm" fo:border="none"/>
    </style:style>
    <style:style style:name="T1" style:family="text">
      <style:text-properties fo:color="#b8c5c9"/>
    </style:style>
    <style:style style:name="T2" style:family="text">
      <style:text-properties fo:color="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post-title-t3_1kluxwe"/>12. Plan de Verificación Experimental de SQE --Satira--</text:h>
      <text:section text:style-name="Sect1" text:name="t3_1kluxwe-post-rtjson-content">
        <text:h text:style-name="P9" text:outline-level="1">"SQE: El Manual del Detective Cuántico"</text:h>
        <text:p text:style-name="P11"><text:span text:style-name="Emphasis"><text:span text:style-name="T2">(O cómo cazar un universo emergente con telescopios, simulaciones y mucha fe)</text:span></text:span></text:p>
        <text:h text:style-name="P8" text:outline-level="1">? 1. Cazando Constantes Tramposas</text:h>
        <text:p text:style-name="P11"><text:span text:style-name="Strong_20_Emphasis"><text:span text:style-name="T2">Objetivo:</text:span></text:span><text:span text:style-name="T2"> </text:span><text:span text:style-name="Emphasis"><text:span text:style-name="T2">Demostrar que *c*, G o *h* han cambiado con el tiempo (como el humor de un agujero negro).</text:span></text:span></text:p>
        <text:h text:style-name="P8" text:outline-level="1">Experimentos Clave:</text:h>
        <text:list xml:id="list1599482624008274003" text:style-name="L1">
          <text:list-item>
            <text:p text:style-name="P13"><text:span text:style-name="Strong_20_Emphasis"><text:span text:style-name="T2">Cuásares ancianos (z &gt; 6):</text:span></text:span></text:p>
            <text:list>
              <text:list-item>
                <text:p text:style-name="P13"><text:span text:style-name="Emphasis"><text:span text:style-name="T2">"Si sus líneas espectrales no coinciden con las actuales, ¡bingo! α o *c* variaron."</text:span></text:span></text:p>
              </text:list-item>
              <text:list-item>
                <text:p text:style-name="P13"><text:span text:style-name="Strong_20_Emphasis"><text:span text:style-name="T2">Problema:</text:span></text:span><text:span text:style-name="T2"> </text:span><text:span text:style-name="Emphasis"><text:span text:style-name="T2">¿Y si solo es polvo cósmico en el camino?</text:span></text:span></text:p>
              </text:list-item>
            </text:list>
          </text:list-item>
          <text:list-item>
            <text:p text:style-name="P13"><text:span text:style-name="Strong_20_Emphasis"><text:span text:style-name="T2">Lentes gravitacionales vintage:</text:span></text:span></text:p>
            <text:list>
              <text:list-item>
                <text:p text:style-name="P13"><text:span text:style-name="Emphasis"><text:span text:style-name="T2">"Si las galaxias antiguas curvan más (o menos) de lo esperado, G podría ser la culpable."</text:span></text:span></text:p>
              </text:list-item>
              <text:list-item>
                <text:p text:style-name="P13"><text:span text:style-name="Strong_20_Emphasis"><text:span text:style-name="T2">Ironía:</text:span></text:span><text:span text:style-name="T2"> </text:span><text:span text:style-name="Emphasis"><text:span text:style-name="T2">Usar lentes para ver si la gravedad ha cambiado… meta.</text:span></text:span></text:p>
              </text:list-item>
            </text:list>
          </text:list-item>
          <text:list-item>
            <text:p text:style-name="P13"><text:span text:style-name="Strong_20_Emphasis"><text:span text:style-name="T2">Relojes atómicos ultraprecisos:</text:span></text:span></text:p>
            <text:list>
              <text:list-item>
                <text:p text:style-name="P13"><text:span text:style-name="Emphasis"><text:span text:style-name="T2">"Si *c* o *h* fluctúan, los relojes se volverán locos… como los físicos si esto es cierto."</text:span></text:span></text:p>
              </text:list-item>
            </text:list>
          </text:list-item>
        </text:list>
        <text:p text:style-name="P11"><text:span text:style-name="Strong_20_Emphasis"><text:span text:style-name="T2">Referencias útiles:</text:span></text:span></text:p>
        <text:list xml:id="list1455128508944680702" text:style-name="L2">
          <text:list-item>
            <text:p text:style-name="P14"><text:span text:style-name="Emphasis"><text:span text:style-name="T2">Oklo (reactor nuclear natural):</text:span></text:span><text:span text:style-name="T2"> </text:span><text:span text:style-name="Emphasis"><text:span text:style-name="T2">"Ya encontró pistas de que α podría haber cambiado."</text:span></text:span></text:p>
          </text:list-item>
          <text:list-item>
            <text:p text:style-name="P14"><text:span text:style-name="Emphasis"><text:span text:style-name="T2">James Webb:</text:span></text:span><text:span text:style-name="T2"> </text:span><text:span text:style-name="Emphasis"><text:span text:style-name="T2">"El telescopio favorito de SQE para espiar el universo bebé."</text:span></text:span></text:p>
          </text:list-item>
        </text:list>
        <text:h text:style-name="P8" text:outline-level="1">? 2. Simulando un Universo sin Materia Oscura</text:h>
        <text:p text:style-name="P11"><text:span text:style-name="Strong_20_Emphasis"><text:span text:style-name="T2">Objetivo:</text:span></text:span><text:span text:style-name="T2"> </text:span><text:span text:style-name="Emphasis"><text:span text:style-name="T2">"¿Pueden las galaxias funcionar con G(t) en lugar de materia oscura?"</text:span></text:span></text:p>
        <text:h text:style-name="P8" text:outline-level="1">Estrategia:</text:h>
        <text:list xml:id="list319486026160304436" text:style-name="L3">
          <text:list-item>
            <text:p text:style-name="P15"><text:span text:style-name="Strong_20_Emphasis"><text:span text:style-name="T2">Modificar</text:span></text:span><text:span text:style-name="T2"> </text:span><text:span text:style-name="Emphasis"><text:span text:style-name="Strong_20_Emphasis"><text:span text:style-name="T2">G</text:span></text:span></text:span><text:span text:style-name="T2"> </text:span><text:span text:style-name="Strong_20_Emphasis"><text:span text:style-name="T2">en simulaciones tipo Illustris:</text:span></text:span></text:p>
            <text:list>
              <text:list-item>
                <text:p text:style-name="P15"><text:span text:style-name="Emphasis"><text:span text:style-name="T2">"Si las galaxias virtuales se ven iguales que las reales… adiós, materia oscura."</text:span></text:span></text:p>
              </text:list-item>
              <text:list-item>
                <text:p text:style-name="P15"><text:span text:style-name="Strong_20_Emphasis"><text:span text:style-name="T2">Riesgo:</text:span></text:span><text:span text:style-name="T2"> </text:span><text:span text:style-name="Emphasis"><text:span text:style-name="T2">Que todo colapse en un pixelado cósmico.</text:span></text:span></text:p>
              </text:list-item>
            </text:list>
          </text:list-item>
          <text:list-item>
            <text:p text:style-name="P15"><text:soft-page-break/><text:span text:style-name="Strong_20_Emphasis"><text:span text:style-name="T2">Estudiar galaxias "rebeldes" (como NGC 1052-DF2):</text:span></text:span></text:p>
            <text:list>
              <text:list-item>
                <text:p text:style-name="P15"><text:span text:style-name="Emphasis"><text:span text:style-name="T2">"Si ya existen galaxias sin materia oscura, SQE podría tener razón."</text:span></text:span></text:p>
              </text:list-item>
              <text:list-item>
                <text:p text:style-name="P15"><text:span text:style-name="Strong_20_Emphasis"><text:span text:style-name="T2">Contraargumento:</text:span></text:span><text:span text:style-name="T2"> </text:span><text:span text:style-name="Emphasis"><text:span text:style-name="T2">"O son rarezas estadísticas."</text:span></text:span></text:p>
              </text:list-item>
            </text:list>
          </text:list-item>
        </text:list>
        <text:p text:style-name="P11"><text:span text:style-name="Strong_20_Emphasis"><text:span text:style-name="T2">Frase dramática:</text:span></text:span><text:span text:style-name="T2"><text:line-break/></text:span><text:span text:style-name="Emphasis"><text:span text:style-name="T2">"¿La materia oscura es solo G con identidad secreta?"</text:span></text:span></text:p>
        <text:h text:style-name="P8" text:outline-level="1">⚡ 3. Vacío Cuántico: ¿Está Vivo o Solo Parece?</text:h>
        <text:p text:style-name="P11"><text:span text:style-name="Strong_20_Emphasis"><text:span text:style-name="T2">Objetivo:</text:span></text:span><text:span text:style-name="T2"> </text:span><text:span text:style-name="Emphasis"><text:span text:style-name="T2">"Demostrar que el vacío tiene estructura… y no es solo 'nada'."</text:span></text:span></text:p>
        <text:h text:style-name="P8" text:outline-level="1">Experimentos de Alto Riesgo:</text:h>
        <text:list xml:id="list4169127171147943827" text:style-name="L4">
          <text:list-item>
            <text:p text:style-name="P16"><text:span text:style-name="Strong_20_Emphasis"><text:span text:style-name="T2">Efecto Casimir dinámico:</text:span></text:span></text:p>
            <text:list>
              <text:list-item>
                <text:p text:style-name="P16"><text:span text:style-name="Emphasis"><text:span text:style-name="T2">"Si el vacío emite luz espontáneamente, es porque está vivo."</text:span></text:span></text:p>
              </text:list-item>
              <text:list-item>
                <text:p text:style-name="P16"><text:span text:style-name="Strong_20_Emphasis"><text:span text:style-name="T2">Advertencia:</text:span></text:span><text:span text:style-name="T2"> </text:span><text:span text:style-name="Emphasis"><text:span text:style-name="T2">"No confundir con fantasmas cuánticos."</text:span></text:span></text:p>
              </text:list-item>
            </text:list>
          </text:list-item>
          <text:list-item>
            <text:p text:style-name="P16"><text:span text:style-name="Strong_20_Emphasis"><text:span text:style-name="T2">Interferómetros cuánticos (LIGO/LISA):</text:span></text:span></text:p>
            <text:list>
              <text:list-item>
                <text:p text:style-name="P16"><text:span text:style-name="Emphasis"><text:span text:style-name="T2">"Buscar fluctuaciones raras en el vacío que QED no explique."</text:span></text:span></text:p>
              </text:list-item>
              <text:list-item>
                <text:p text:style-name="P16"><text:span text:style-name="Strong_20_Emphasis"><text:span text:style-name="T2">Traducción:</text:span></text:span><text:span text:style-name="T2"> </text:span><text:span text:style-name="Emphasis"><text:span text:style-name="T2">"Ondulaciones que no deberían estar ahí."</text:span></text:span></text:p>
              </text:list-item>
            </text:list>
          </text:list-item>
        </text:list>
        <text:p text:style-name="P11"><text:span text:style-name="Strong_20_Emphasis"><text:span text:style-name="T2">Dato curioso:</text:span></text:span><text:span text:style-name="T2"><text:line-break/></text:span><text:span text:style-name="Emphasis"><text:span text:style-name="T2">"El vacío ya genera partículas virtuales… ¿por qué no mini-leyes físicas también?"</text:span></text:span></text:p>
        <text:h text:style-name="P8" text:outline-level="1">? 4. Conexión con el Modelo Estándar: El Santo Grial</text:h>
        <text:p text:style-name="P11"><text:span text:style-name="Strong_20_Emphasis"><text:span text:style-name="T2">Objetivo:</text:span></text:span><text:span text:style-name="T2"> </text:span><text:span text:style-name="Emphasis"><text:span text:style-name="T2">"Explicar cómo diablos surgen quarks, leptones y el Higgs de SQE."</text:span></text:span></text:p>
        <text:h text:style-name="P8" text:outline-level="1">Pasos (Teóricamente Posibles):</text:h>
        <text:list xml:id="list3002827835658220875" text:style-name="L5">
          <text:list-item>
            <text:p text:style-name="P17"><text:span text:style-name="Strong_20_Emphasis"><text:span text:style-name="T2">Ruptura de simetría estilo Higgs:</text:span></text:span></text:p>
            <text:list>
              <text:list-item>
                <text:p text:style-name="P17"><text:span text:style-name="Emphasis"><text:span text:style-name="T2">"Pero en lugar de un campo, es un meme cuántico colectivo."</text:span></text:span></text:p>
              </text:list-item>
            </text:list>
          </text:list-item>
          <text:list-item>
            <text:p text:style-name="P17"><text:span text:style-name="Strong_20_Emphasis"><text:span text:style-name="T2">Analogía con condensados de Bose-Einstein:</text:span></text:span></text:p>
            <text:list>
              <text:list-item>
                <text:p text:style-name="P17"><text:span text:style-name="Emphasis"><text:span text:style-name="T2">"Las partículas son como gotas de condensación… pero cuánticas."</text:span></text:span></text:p>
              </text:list-item>
            </text:list>
          </text:list-item>
          <text:list-item>
            <text:p text:style-name="P17"><text:span text:style-name="Strong_20_Emphasis"><text:span text:style-name="T2">Transiciones de fase cósmicas:</text:span></text:span></text:p>
            <text:list>
              <text:list-item>
                <text:p text:style-name="P17"><text:span text:style-name="Emphasis"><text:span text:style-name="T2">"El universo pasó de fotones a fermiones como el agua a hielo."</text:span></text:span></text:p>
              </text:list-item>
            </text:list>
          </text:list-item>
        </text:list>
        <text:p text:style-name="P11"><text:span text:style-name="Strong_20_Emphasis"><text:span text:style-name="T2">Dificultad:</text:span></text:span><text:span text:style-name="T2"> </text:span><text:span text:style-name="Emphasis"><text:span text:style-name="T2">"Extremadamente alta"</text:span></text:span><text:span text:style-name="T2"> (o sea, </text:span><text:span text:style-name="Emphasis"><text:span text:style-name="T2">"rezad"</text:span></text:span><text:span text:style-name="T2">).</text:span></text:p>
        <text:h text:style-name="P8" text:outline-level="1">⏳ Prioridades: ¿Qué Hacer Primero?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header-rows>
            <table:table-row>
              <table:table-cell table:style-name="Tabla1.A1" office:value-type="string">
                <text:p text:style-name="P2"><text:span text:style-name="Strong_20_Emphasis"><text:span text:style-name="T2">Prioridad</text:span></text:span></text:p>
              </table:table-cell>
              <table:table-cell table:style-name="Tabla1.A1" office:value-type="string">
                <text:p text:style-name="P2"><text:span text:style-name="Strong_20_Emphasis"><text:span text:style-name="T2">Tarea</text:span></text:span></text:p>
              </table:table-cell>
              <table:table-cell table:style-name="Tabla1.A1" office:value-type="string">
                <text:p text:style-name="P2"><text:span text:style-name="Strong_20_Emphasis"><text:span text:style-name="T2">Tiempo</text:span></text:span></text:p>
              </table:table-cell>
              <table:table-cell table:style-name="Tabla1.A1" office:value-type="string">
                <text:p text:style-name="P2"><text:span text:style-name="Strong_20_Emphasis"><text:span text:style-name="T2">Dificultad</text:span></text:span></text:p>
              </table:table-cell>
            </table:table-row>
          </table:table-header-rows>
          <table:table-row>
            <table:table-cell table:style-name="Tabla1.A1" office:value-type="string">
              <text:p text:style-name="P4">1</text:p>
            </table:table-cell>
            <table:table-cell table:style-name="Tabla1.A1" office:value-type="string">
              <text:p text:style-name="P5"><text:span text:style-name="T2"> </text:span><text:span text:style-name="Emphasis"><text:span text:style-name="T2">c(t)</text:span></text:span><text:span text:style-name="T2">  </text:span><text:span text:style-name="Emphasis"><text:span text:style-name="T2">G(t)</text:span></text:span><text:span text:style-name="T2"> Medir y en cuásares</text:span></text:p>
            </table:table-cell>
            <table:table-cell table:style-name="Tabla1.A1" office:value-type="string">
              <text:p text:style-name="P3">2-5 años</text:p>
            </table:table-cell>
            <table:table-cell table:style-name="Tabla1.A1" office:value-type="string">
              <text:p text:style-name="P6">Alta</text:p>
            </table:table-cell>
          </table:table-row>
          <table:table-row>
            <table:table-cell table:style-name="Tabla1.A1" office:value-type="string">
              <text:p text:style-name="P4">2</text:p>
            </table:table-cell>
            <table:table-cell table:style-name="Tabla1.A1" office:value-type="string">
              <text:p text:style-name="P3"> *G(t)*Simular galaxias con</text:p>
            </table:table-cell>
            <table:table-cell table:style-name="Tabla1.A1" office:value-type="string">
              <text:p text:style-name="P3">1-2 años</text:p>
            </table:table-cell>
            <table:table-cell table:style-name="Tabla1.A1" office:value-type="string">
              <text:p text:style-name="P6">Media</text:p>
            </table:table-cell>
          </table:table-row>
          <table:table-row>
            <table:table-cell table:style-name="Tabla1.A1" office:value-type="string">
              <text:p text:style-name="P4">3</text:p>
            </table:table-cell>
            <table:table-cell table:style-name="Tabla1.A1" office:value-type="string">
              <text:p text:style-name="P3">Probar vacío estructurado</text:p>
            </table:table-cell>
            <table:table-cell table:style-name="Tabla1.A1" office:value-type="string">
              <text:p text:style-name="P3">5-10 años</text:p>
            </table:table-cell>
            <table:table-cell table:style-name="Tabla1.A1" office:value-type="string">
              <text:p text:style-name="P6">Muy alta</text:p>
            </table:table-cell>
          </table:table-row>
          <table:table-row>
            <table:table-cell table:style-name="Tabla1.A1" office:value-type="string">
              <text:p text:style-name="P4">4</text:p>
            </table:table-cell>
            <table:table-cell table:style-name="Tabla1.A1" office:value-type="string">
              <text:p text:style-name="P3">Conectar con Modelo Estándar</text:p>
            </table:table-cell>
            <table:table-cell table:style-name="Tabla1.A1" office:value-type="string">
              <text:p text:style-name="P3">5+ años</text:p>
            </table:table-cell>
            <table:table-cell table:style-name="Tabla1.A1" office:value-type="string">
              <text:p text:style-name="P6">Casi imposible</text:p>
            </table:table-cell>
          </table:table-row>
        </table:table>
        <text:p text:style-name="P12"><text:span text:style-name="Strong_20_Emphasis"><text:span text:style-name="T2">Consejo:</text:span></text:span><text:span text:style-name="T2"> </text:span><text:span text:style-name="Emphasis"><text:span text:style-name="T2">"Empezar por lo fácil… si es que hay algo fácil."</text:span></text:span></text:p>
        <text:h text:style-name="P10" text:outline-level="1">? Lecturas Obligatorias para No Hacer el Ridículo</text:h>
        <text:list xml:id="list2318653470360124324" text:style-name="L6">
          <text:list-item>
            <text:p text:style-name="P18"><text:span text:style-name="Strong_20_Emphasis"><text:span text:style-name="T2">Ecuaciones de Maxwell:</text:span></text:span><text:span text:style-name="T2"> </text:span><text:span text:style-name="Emphasis"><text:span text:style-name="T2">"Porque todo lo bueno empieza con campos EM."</text:span></text:span></text:p>
          </text:list-item>
          <text:list-item>
            <text:p text:style-name="P18"><text:span text:style-name="Strong_20_Emphasis"><text:span text:style-name="T2">Teoría de Inflación:</text:span></text:span><text:span text:style-name="T2"> </text:span><text:span text:style-name="Emphasis"><text:span text:style-name="T2">"Para entender cómo se rompen simetrías sin drama."</text:span></text:span></text:p>
          </text:list-item>
          <text:list-item>
            <text:p text:style-name="P18"><text:span text:style-name="Strong_20_Emphasis"><text:span text:style-name="T2">FLRW:</text:span></text:span><text:span text:style-name="T2"> </text:span><text:span text:style-name="Emphasis"><text:span text:style-name="T2">"Las ecuaciones que Friedman escribió en una servilleta."</text:span></text:span></text:p>
          </text:list-item>
          <text:list-item>
            <text:p text:style-name="P18"><text:span text:style-name="Strong_20_Emphasis"><text:span text:style-name="T2">Ruptura de simetría:</text:span></text:span><text:span text:style-name="T2"> </text:span><text:span text:style-name="Emphasis"><text:span text:style-name="T2">"El arte de cómo el universo se despeina."</text:span></text:span></text:p>
          </text:list-item>
        </text:list>
        <text:h text:style-name="P10" text:outline-level="1">? Conclusión: Ciencia o Fe Cuántica?</text:h>
        <text:list xml:id="list4869009563471541654" text:style-name="L7">
          <text:list-item>
            <text:p text:style-name="P19"><text:span text:style-name="Strong_20_Emphasis"><text:span text:style-name="T2">Si los experimentos apoyan SQE:</text:span></text:span><text:span text:style-name="T2"> </text:span><text:span text:style-name="Emphasis"><text:span text:style-name="T2">"Revolución científica, Nobel, y caos en los libros de texto."</text:span></text:span></text:p>
          </text:list-item>
          <text:list-item>
            <text:p text:style-name="P19"><text:span text:style-name="Strong_20_Emphasis"><text:span text:style-name="T2">Si no:</text:span></text:span><text:span text:style-name="T2"> </text:span><text:span text:style-name="Emphasis"><text:span text:style-name="T2">"Seguirá siendo la teoría más cool que nunca se pudo probar."</text:span></text:span></text:p>
          </text:list-item>
        </text:list>
        <text:p text:style-name="P12"><text:span text:style-name="Strong_20_Emphasis"><text:span text:style-name="T2">Mientras tanto… los fotones siguen viajando, indiferentes a nuestra desesperación experimental.</text:span></text:span></text:p>
        <text:p text:style-name="P12"><text:span text:style-name="T2">?</text:span><text:span text:style-name="Strong_20_Emphasis"><text:span text:style-name="T2"> ¿Te gustó? Suscríbete </text:span></text:span><text:span text:style-name="T2">a</text:span><text:span text:style-name="Emphasis"><text:span text:style-name="Strong_20_Emphasis"><text:span text:style-name="T2"> "SQE: La Teoría que Desafía a la Realidad</text:span></text:span></text:span><text:span text:style-name="Strong_20_Emphasis"><text:span text:style-name="T2">"</text:span></text:span><text:span text:style-name="T2">.<text:line-break/></text:span><text:span text:style-name="Emphasis"><text:span text:style-name="T2">(Porque a veces la ciencia avanza a punta de teorías que suenan a fanfic.)</text:span></text:span></text:p>
        <text:p text:style-name="P12"><text:span text:style-name="T2">?</text:span><text:span text:style-name="Strong_20_Emphasis"><text:span text:style-name="T2"> Bonus: Frases para justificar fondos de investigación</text:span></text:span><text:span text:style-name="T2">:</text:span></text:p>
        <text:list xml:id="list8748684400845966327" text:style-name="L8">
          <text:list-item>
            <text:p text:style-name="P20"><text:span text:style-name="Emphasis"><text:span text:style-name="T2">"¡Es como el Higgs, pero más hipster!"</text:span></text:span></text:p>
          </text:list-item>
          <text:list-item>
            <text:p text:style-name="P20"><text:span text:style-name="Emphasis"><text:span text:style-name="T2">"Si Einstein viviera, estaría tuiteando sobre SQE."</text:span></text:span></text:p>
          </text:list-item>
          <text:list-item>
            <text:p text:style-name="P20"><text:span text:style-name="Emphasis"><text:span text:style-name="T2">"La materia oscura es el fake news de la física."</text:span></text:span>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2:16:34.02</meta:creation-date>
    <meta:document-statistic meta:table-count="1" meta:image-count="0" meta:object-count="0" meta:page-count="3" meta:paragraph-count="83" meta:word-count="640" meta:character-count="3826"/>
    <dc:date>2025-05-13T22:17:12.63</dc:date>
    <dc:creator>Lefuan </dc:creator>
    <meta:editing-duration>PT38S</meta:editing-duration>
    <meta:editing-cycles>1</meta:editing-cycles>
    <meta:generator>OpenOffice/4.1.15$Win32 OpenOffice.org_project/4115m2$Build-9813</meta:generator>
  </office:meta>
</office:document-meta>
</file>